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P29" style:parent-style-name="Normal" style:list-style-name="LFO4" style:family="paragraph"/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5" style:family="paragraph"/>
    <style:style style:name="P34" style:parent-style-name="Normal" style:list-style-name="LFO5" style:family="paragraph"/>
    <style:style style:name="P35" style:parent-style-name="Normal" style:list-style-name="LFO5" style:family="paragraph"/>
    <style:style style:name="P36" style:parent-style-name="Normal" style:list-style-name="LFO6" style:family="paragraph"/>
    <style:style style:name="P37" style:parent-style-name="Normal" style:list-style-name="LFO6" style:family="paragraph"/>
    <style:style style:name="P38" style:parent-style-name="Normal" style:list-style-name="LFO6" style:family="paragraph"/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7" style:family="paragraph"/>
    <style:style style:name="P69" style:parent-style-name="Normal" style:list-style-name="LFO7" style:family="paragraph"/>
    <style:style style:name="P70" style:parent-style-name="Normal" style:list-style-name="LFO7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list-style-name="LFO8" style:family="paragraph"/>
    <style:style style:name="P73" style:parent-style-name="Normal" style:list-style-name="LFO8" style:family="paragraph"/>
    <style:style style:name="P74" style:parent-style-name="Normal" style:list-style-name="LFO8" style:family="paragraph"/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9" style:family="paragraph"/>
    <style:style style:name="P77" style:parent-style-name="Normal" style:list-style-name="LFO9" style:family="paragraph"/>
    <style:style style:name="P78" style:parent-style-name="Normal" style:list-style-name="LFO9" style:family="paragraph"/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posal for TechSolutions Manufacturing Intranet System</text:p>
      <text:p text:style-name="Normal"><draw:custom-shape svg:x="0in" svg:y="0in" svg:width="45.51042in" svg:height="0.00139in" draw:z-index="0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2">1. Project Overview</text:p>
      <text:p text:style-name="Normal">TechSolutions Manufacturing aims to improve internal efficiency by developing a digital intranet system to support maintenance operations and team communication. The primary objectives are to log equipment maintenance activities efficiently, plan and schedule routine servicing, and provide a centralised communication platform for maintenance teams.</text:p>
      <text:p text:style-name="Normal">The proposed system will include:</text:p>
      <text:list text:style-name="LFO1" text:continue-numbering="true">
        <text:list-item>
          <text:p text:style-name="P3">A Maintenance Log to record service activities and technical details.</text:p>
        </text:list-item>
        <text:list-item>
          <text:p text:style-name="P4">A Maintenance Scheduler with calendar functionality and recurring task options.</text:p>
        </text:list-item>
        <text:list-item>
          <text:p text:style-name="P5">A Notification System to alert relevant staff about upcoming maintenance and deadlines.</text:p>
        </text:list-item>
      </text:list>
      <text:p text:style-name="Normal">These features are designed to improve operational efficiency, reduce equipment downtime, and enhance internal communication within TechSolutions Manufacturing.</text:p>
      <text:p text:style-name="Normal"><draw:custom-shape svg:x="0in" svg:y="0in" svg:width="45.51042in" svg:height="0.00139in" draw:z-index="0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6">2. Problems Identified</text:p>
      <text:p text:style-name="Normal"><text:span text:style-name="T7">Problem 1 — Inefficient Maintenance Recording</text:span><text:line-break/>Maintenance activities may currently be recorded manually or across multiple systems. This increases the risk of lost data, inconsistent documentation, and difficulty tracking service history.</text:p>
      <text:p text:style-name="Normal"><text:span text:style-name="T8">Problem 2 — Poor Scheduling and Planning of Services</text:span><text:line-break/>Without a structured scheduling system, routine maintenance may be delayed or overlooked. This can lead to equipment breakdowns, production delays, and increased repair costs.</text:p>
      <text:p text:style-name="Normal"><text:span text:style-name="T9">Problem 3 — Limited Internal Communication</text:span><text:line-break/>Maintenance teams may lack a centralised platform for sharing updates, reminders, and service notes. This can result in miscommunication, missed deadlines, and reduced productivity.</text:p>
      <text:p text:style-name="Normal"><draw:custom-shape svg:x="0in" svg:y="0in" svg:width="45.51042in" svg:height="0.00139in" draw:z-index="0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0">3. Proposed Solutions</text:p>
      <text:p text:style-name="Normal"><text:span text:style-name="T11">Solution to Problem 1 — Centralised Digital Maintenance Log</text:span><text:line-break/>Develop a secure logging system that records date, type of service, engineer details,<text:s/><text:soft-page-break/>equipment ID, and technical notes. Ensure entries are searchable and stored within a structured database.</text:p>
      <text:p text:style-name="Normal"><text:span text:style-name="T12">Solution to Problem 2 — Interactive Maintenance Scheduler</text:span><text:line-break/>Implement a calendar-based scheduling system with recurring maintenance options. Include visual indicators for overdue, upcoming, and completed tasks.</text:p>
      <text:p text:style-name="Normal"><text:span text:style-name="T13">Solution to Problem 3 — Automated Notification and Communication System</text:span><text:line-break/>Create a notification feature that sends alerts via email or internal messaging when maintenance is due or deadlines approach. Include role-based permissions to ensure relevant staff receive appropriate updates.</text:p>
      <text:p text:style-name="Normal"><draw:custom-shape svg:x="0in" svg:y="0in" svg:width="45.51042in" svg:height="0.00139in" draw:z-index="0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">4. Decomposition of Solutions</text:p>
      <text:p text:style-name="P15">Maintenance Log</text:p>
      <text:list text:style-name="LFO2" text:continue-numbering="true">
        <text:list-item>
          <text:p text:style-name="P16">Design input forms for recording maintenance details clearly and consistently.</text:p>
        </text:list-item>
        <text:list-item>
          <text:p text:style-name="P17">Store data in a secure relational database.</text:p>
        </text:list-item>
        <text:list-item>
          <text:p text:style-name="P18">Enable search and filtering by equipment ID, date, or service type.</text:p>
        </text:list-item>
        <text:list-item>
          <text:p text:style-name="P19">Implement role-based access to prevent unauthorised edits.</text:p>
        </text:list-item>
        <text:list-item>
          <text:p text:style-name="P20">Conduct user testing to ensure usability for technical staff.</text:p>
        </text:list-item>
      </text:list>
      <text:p text:style-name="P21">Maintenance Scheduler</text:p>
      <text:list text:style-name="LFO3" text:continue-numbering="true">
        <text:list-item>
          <text:p text:style-name="P22">Develop a visual calendar interface for task planning.</text:p>
        </text:list-item>
        <text:list-item>
          <text:p text:style-name="P23">Allow recurring service configuration (weekly, monthly, quarterly).</text:p>
        </text:list-item>
        <text:list-item>
          <text:p text:style-name="P24">Integrate scheduling with the maintenance log for automatic updates.</text:p>
        </text:list-item>
        <text:list-item>
          <text:p text:style-name="P25">Implement status tracking (pending, in progress, completed).</text:p>
        </text:list-item>
        <text:list-item>
          <text:p text:style-name="P26">Test across devices to ensure responsive performance.</text:p>
        </text:list-item>
      </text:list>
      <text:p text:style-name="P27">Notification System</text:p>
      <text:list text:style-name="LFO4" text:continue-numbering="true">
        <text:list-item>
          <text:p text:style-name="P28">Configure automated alerts for upcoming or overdue tasks.</text:p>
        </text:list-item>
        <text:list-item>
          <text:p text:style-name="P29">Allow administrators to customise notification timing.</text:p>
        </text:list-item>
        <text:list-item>
          <text:p text:style-name="P30">Log notification history for accountability.</text:p>
        </text:list-item>
        <text:list-item>
          <text:p text:style-name="P31">Ensure secure internal communication channels.</text:p>
        </text:list-item>
      </text:list>
      <text:p text:style-name="Normal"><draw:custom-shape svg:x="0in" svg:y="0in" svg:width="45.51042in" svg:height="0.00139in" draw:z-index="0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32">5. Client and User Needs</text:p>
      <text:soft-page-break/>
      <text:p text:style-name="Normal">TechSolutions Manufacturing requires a reliable intranet system that improves operational control and reduces downtime.</text:p>
      <text:p text:style-name="Normal">Maintenance managers need:</text:p>
      <text:list text:style-name="LFO5" text:continue-numbering="true">
        <text:list-item>
          <text:p text:style-name="P33">Clear oversight of service schedules.</text:p>
        </text:list-item>
        <text:list-item>
          <text:p text:style-name="P34">Accurate reporting and maintenance history records.</text:p>
        </text:list-item>
        <text:list-item>
          <text:p text:style-name="P35">Alerts for critical deadlines.</text:p>
        </text:list-item>
      </text:list>
      <text:p text:style-name="Normal">Maintenance technicians need:</text:p>
      <text:list text:style-name="LFO6" text:continue-numbering="true">
        <text:list-item>
          <text:p text:style-name="P36">Easy-to-use logging tools.</text:p>
        </text:list-item>
        <text:list-item>
          <text:p text:style-name="P37">Clear task assignments.</text:p>
        </text:list-item>
        <text:list-item>
          <text:p text:style-name="P38">Access to historical service data for troubleshooting.</text:p>
        </text:list-item>
      </text:list>
      <text:p text:style-name="Normal">To meet these needs, the system should provide a structured maintenance dashboard, simplified data entry forms, and automated reminders.</text:p>
      <text:p text:style-name="Normal">A prototype should be developed and tested internally to ensure it aligns with workflow requirements before full deployment.</text:p>
      <text:p text:style-name="Normal"><draw:custom-shape svg:x="0in" svg:y="0in" svg:width="45.51042in" svg:height="0.00139in" draw:z-index="0" draw:id="id5" draw:style-name="a5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39">6. Mitigating Potential Risks</text:p>
      <text:p text:style-name="Normal"><text:span text:style-name="T40">Risk: Data Loss or System Failure</text:span><text:line-break/>Impact: Loss of maintenance records could disrupt operations and reduce accountability.<text:line-break/>Solution: Implement automated backups and secure cloud storage.<text:line-break/>Justification: Ensures business continuity and data protection.</text:p>
      <text:p text:style-name="Normal"><text:span text:style-name="T41">Risk: Unauthorised Access to Maintenance Data</text:span><text:line-break/>Impact: Sensitive operational data may be altered or exposed.<text:line-break/>Solution: Use secure login authentication and role-based access control.<text:line-break/>Justification: Protects system integrity and sensitive information.</text:p>
      <text:p text:style-name="Normal"><text:span text:style-name="T42">Risk: Missed Notifications Due to Technical Errors</text:span><text:line-break/>Impact: Maintenance tasks may be delayed, causing equipment failure.<text:line-break/>Solution: Include redundant notification channels and system monitoring.<text:line-break/>Justification: Reduces risk of overlooked maintenance deadlines.</text:p>
      <text:p text:style-name="Normal"><text:span text:style-name="T43">Risk: User Resistance to New System</text:span><text:line-break/>Impact: Employees may continue using manual methods.<text:line-break/>Solution: Provide training sessions and user support documentation.<text:line-break/>Justification: Encourages adoption and ensures effective implementation.</text:p>
      <text:soft-page-break/>
      <text:p text:style-name="Normal"><draw:custom-shape svg:x="0in" svg:y="0in" svg:width="45.51042in" svg:height="0.00139in" draw:z-index="0" draw:id="id6" draw:style-name="a6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P44">7. Addressing Relevant Regulations and Legal Requirements</text:p>
      <text:p text:style-name="Normal"><text:span text:style-name="T45">Regulation 1 – GDPR</text:span><text:line-break/>Why it Applies: The system may store employee personal data.<text:line-break/>Justification: Ensures lawful data processing and privacy compliance.</text:p>
      <text:p text:style-name="Normal"><text:span text:style-name="T46">Regulation 2 – Health and Safety at Work Act 1974</text:span><text:line-break/>Why it Applies: Accurate maintenance logging supports workplace safety compliance.<text:line-break/>Justification: Helps demonstrate equipment safety management and legal adherence.</text:p>
      <text:p text:style-name="Normal"><text:span text:style-name="T47">Regulation 3 – Cyber Essentials</text:span><text:line-break/>Why it Applies: The intranet must be protected from cyber threats.<text:line-break/>Justification: Establishes baseline cybersecurity protection standards.</text:p>
      <text:p text:style-name="Normal"><text:span text:style-name="T48">Regulation 4 – Intellectual Property and Licensing</text:span><text:line-break/>Why it Applies: Use of third-party software components.<text:line-break/>Justification: Prevents legal disputes and ensures lawful software use.</text:p>
      <text:p text:style-name="Normal"><draw:custom-shape svg:x="0in" svg:y="0in" svg:width="45.51042in" svg:height="0.00139in" draw:z-index="0" draw:id="id7" draw:style-name="a7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49">8. Functional and Non-Functional Requirements</text:p>
      <text:p text:style-name="P50">Functional Requirements</text:p>
      <text:p text:style-name="Normal"><text:span text:style-name="T51">User Authentication</text:span><text:line-break/>Users must log in securely to access the intranet.<text:line-break/>Justification: Protects sensitive operational data.</text:p>
      <text:p text:style-name="Normal"><text:span text:style-name="T52">Maintenance Log Entry</text:span><text:line-break/>Users can create, edit, and view maintenance records.<text:line-break/>Justification: Ensures accurate documentation of service history.</text:p>
      <text:p text:style-name="Normal"><text:span text:style-name="T53">Maintenance Scheduling</text:span><text:line-break/>Managers can create and manage scheduled maintenance tasks.<text:line-break/>Justification: Supports preventative maintenance planning.</text:p>
      <text:p text:style-name="Normal"><text:span text:style-name="T54">Notification System</text:span><text:line-break/>Users receive automated alerts for upcoming tasks.<text:line-break/>Justification: Reduces missed deadlines.</text:p>
      <text:p text:style-name="Normal"><draw:custom-shape svg:x="0in" svg:y="0in" svg:width="45.51042in" svg:height="0.00139in" draw:z-index="0" draw:id="id8" draw:style-name="a8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P55">Non-Functional Requirements</text:p>
      <text:p text:style-name="Normal"><text:span text:style-name="T56">Performance</text:span><text:line-break/>System should support at least 300 concurrent internal users.<text:line-break/>Justification: Ensures reliability across departments.</text:p>
      <text:soft-page-break/>
      <text:p text:style-name="Normal"><text:span text:style-name="T57">Usability</text:span><text:line-break/>Interface should be clear and intuitive for technical staff.<text:line-break/>Justification: Minimises training time and errors.</text:p>
      <text:p text:style-name="Normal"><text:span text:style-name="T58">Security</text:span><text:line-break/>All stored data must be encrypted and access-controlled.<text:line-break/>Justification: Protects operational integrity.</text:p>
      <text:p text:style-name="Normal"><text:span text:style-name="T59">Reliability</text:span><text:line-break/>System uptime should be 99.5% minimum.<text:line-break/>Justification: Supports continuous operations.</text:p>
      <text:p text:style-name="Normal"><text:span text:style-name="T60">Accessibility</text:span><text:line-break/>Must meet WCAG standards where applicable.<text:line-break/>Justification: Ensures inclusive workplace access.</text:p>
      <text:p text:style-name="Normal"><draw:custom-shape svg:x="0in" svg:y="0in" svg:width="45.51042in" svg:height="0.00139in" draw:z-index="0" draw:id="id9" draw:style-name="a9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61">9. Key Performance Indicators (KPIs)</text:p>
      <text:p text:style-name="Normal"><text:span text:style-name="T62">KPI Name: Maintenance Task Completion Rate</text:span><text:line-break/>Definition: Percentage of scheduled tasks completed on time.<text:line-break/>Measurement: Compare scheduled vs completed tasks.<text:line-break/>Target: 95% on-time completion within 6 months.</text:p>
      <text:p text:style-name="Normal"><text:span text:style-name="T63">KPI Name: Equipment Downtime Reduction</text:span><text:line-break/>Definition: Reduction in downtime due to missed maintenance.<text:line-break/>Measurement: Compare downtime metrics pre- and post-implementation.<text:line-break/>Target: 20% reduction within 12 months.</text:p>
      <text:p text:style-name="Normal"><text:span text:style-name="T64">KPI Name: Notification Delivery Success Rate</text:span><text:line-break/>Definition: Percentage of alerts successfully delivered.<text:line-break/>Measurement: System notification logs.<text:line-break/>Target: 98% delivery rate.</text:p>
      <text:p text:style-name="Normal"><text:span text:style-name="T65">KPI Name: User Adoption Rate</text:span><text:line-break/>Definition: Percentage of maintenance staff actively using the system.<text:line-break/>Measurement: Login and usage analytics.<text:line-break/>Target: 90% adoption within 3 months.</text:p>
      <text:p text:style-name="Normal"><draw:custom-shape svg:x="0in" svg:y="0in" svg:width="45.51042in" svg:height="0.00139in" draw:z-index="0" draw:id="id10" draw:style-name="a10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P66">10. User Acceptance Criteria</text:p>
      <text:p text:style-name="P67">Maintenance Log</text:p>
      <text:list text:style-name="LFO7" text:continue-numbering="true">
        <text:list-item>
          <text:p text:style-name="P68">Users can record service date, equipment ID, service type, and technical notes.</text:p>
        </text:list-item>
        <text:list-item>
          <text:p text:style-name="P69">Users can search past records by equipment or date.</text:p>
        </text:list-item>
        <text:list-item>
          <text:p text:style-name="P70">Only authorised users can edit entries.</text:p>
        </text:list-item>
      </text:list>
      <text:p text:style-name="Normal">Justification:<text:line-break/>Ensures accurate and secure maintenance documentation aligned with project objectives.</text:p>
      <text:p text:style-name="Normal"><draw:custom-shape svg:x="0in" svg:y="0in" svg:width="45.51042in" svg:height="0.00139in" draw:z-index="0" draw:id="id11" draw:style-name="a11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P71">Maintenance Scheduler</text:p>
      <text:list text:style-name="LFO8" text:continue-numbering="true">
        <text:list-item>
          <text:p text:style-name="P72">Managers can schedule recurring maintenance tasks.</text:p>
        </text:list-item>
        <text:list-item>
          <text:p text:style-name="P73">Calendar view displays upcoming and overdue tasks clearly.</text:p>
        </text:list-item>
        <text:list-item>
          <text:p text:style-name="P74">Completed tasks update automatically in the system.</text:p>
        </text:list-item>
      </text:list>
      <text:p text:style-name="Normal">Justification:<text:line-break/>Supports preventative maintenance planning and reduces operational risk.</text:p>
      <text:p text:style-name="Normal"><draw:custom-shape svg:x="0in" svg:y="0in" svg:width="45.51042in" svg:height="0.00139in" draw:z-index="0" draw:id="id12" draw:style-name="a12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75">Notification System</text:p>
      <text:list text:style-name="LFO9" text:continue-numbering="true">
        <text:list-item>
          <text:p text:style-name="P76">Users receive reminders before scheduled maintenance.</text:p>
        </text:list-item>
        <text:list-item>
          <text:p text:style-name="P77">Overdue tasks trigger escalation alerts.</text:p>
        </text:list-item>
        <text:list-item>
          <text:p text:style-name="P78">Notification logs are stored for audit purposes.</text:p>
        </text:list-item>
      </text:list>
      <text:p text:style-name="Normal">Justification:<text:line-break/>Ensures accountability and prevents missed maintenance deadlin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04T12:23:00Z</meta:creation-date>
    <dc:date>2026-03-04T12:29:00Z</dc:date>
    <meta:template xlink:href="Normal" xlink:type="simple"/>
    <meta:editing-cycles>1</meta:editing-cycles>
    <meta:editing-duration>PT360S</meta:editing-duration>
    <meta:document-statistic meta:page-count="6" meta:paragraph-count="17" meta:word-count="1280" meta:character-count="8565" meta:row-count="60" meta:non-whitespace-character-count="7302"/>
  </office:meta>
</office:document-meta>
</file>